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es_Monoenergetic_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 text:c="14"/>nu/v [m^-1]</text:p>
          </table:table-cell>
          <table:table-cell office:value-type="string" calcext:value-type="string">
            <text:p><text:s text:c="7"/>E_r/v [kV s /m^2]</text:p>
          </table:table-cell>
          <table:table-cell office:value-type="string" calcext:value-type="string">
            <text:p><text:s text:c="15"/>N_theta</text:p>
          </table:table-cell>
          <table:table-cell office:value-type="string" calcext:value-type="string">
            <text:p><text:s text:c="17"/>N_zeta</text:p>
          </table:table-cell>
          <table:table-cell office:value-type="string" calcext:value-type="string">
            <text:p><text:s text:c="19"/>N_xi</text:p>
          </table:table-cell>
          <table:table-cell office:value-type="string" calcext:value-type="string">
            <text:p><text:s text:c="19"/>D_11</text:p>
          </table:table-cell>
          <table:table-cell office:value-type="string" calcext:value-type="string">
            <text:p><text:s text:c="19"/>D_31</text:p>
          </table:table-cell>
          <table:table-cell office:value-type="string" calcext:value-type="string">
            <text:p><text:s text:c="19"/>D_13</text:p>
          </table:table-cell>
          <table:table-cell office:value-type="string" calcext:value-type="string">
            <text:p><text:s text:c="19"/>D_33</text:p>
          </table:table-cell>
          <table:table-cell office:value-type="string" calcext:value-type="string">
            <text:p><text:s text:c="11"/>D_33_Spitzer</text:p>
          </table:table-cell>
          <table:table-cell office:value-type="string" calcext:value-type="string">
            <text:p><text:s text:c="4"/>Wall-clock time [s]</text:p>
          </table:table-cell>
          <table:table-cell office:value-type="string" calcext:value-type="string">
            <text:p><text:s text:c="11"/>CPU time [s]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0.494125051331313" calcext:value-type="float">
            <text:p>0.494125051331313</text:p>
          </table:table-cell>
          <table:table-cell office:value-type="float" office:value="0.0452265232807772" calcext:value-type="float">
            <text:p>0.0452265232807772</text:p>
          </table:table-cell>
          <table:table-cell office:value-type="float" office:value="-0.0452266731845865" calcext:value-type="float">
            <text:p>-0.0452266731845865</text:p>
          </table:table-cell>
          <table:table-cell office:value-type="float" office:value="-21363.8471641804" calcext:value-type="float">
            <text:p>-21363.847164180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8.0127" calcext:value-type="float">
            <text:p>78.0127</text:p>
          </table:table-cell>
          <table:table-cell office:value-type="float" office:value="77.715024" calcext:value-type="float">
            <text:p>77.71502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0.450944686815636" calcext:value-type="float">
            <text:p>0.450944686815636</text:p>
          </table:table-cell>
          <table:table-cell office:value-type="float" office:value="0.11830692792074" calcext:value-type="float">
            <text:p>0.11830692792074</text:p>
          </table:table-cell>
          <table:table-cell office:value-type="float" office:value="-0.118307043701481" calcext:value-type="float">
            <text:p>-0.118307043701481</text:p>
          </table:table-cell>
          <table:table-cell office:value-type="float" office:value="-27447.1195635524" calcext:value-type="float">
            <text:p>-27447.119563552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50.0887" calcext:value-type="float">
            <text:p>150.0887</text:p>
          </table:table-cell>
          <table:table-cell office:value-type="float" office:value="149.609227" calcext:value-type="float">
            <text:p>149.60922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0.442369431717849" calcext:value-type="float">
            <text:p>0.442369431717849</text:p>
          </table:table-cell>
          <table:table-cell office:value-type="float" office:value="0.0141417047273591" calcext:value-type="float">
            <text:p>0.0141417047273591</text:p>
          </table:table-cell>
          <table:table-cell office:value-type="float" office:value="-0.0141417539070453" calcext:value-type="float">
            <text:p>-0.0141417539070453</text:p>
          </table:table-cell>
          <table:table-cell office:value-type="float" office:value="-29394.2018552117" calcext:value-type="float">
            <text:p>-29394.201855211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22.7233" calcext:value-type="float">
            <text:p>222.7233</text:p>
          </table:table-cell>
          <table:table-cell office:value-type="float" office:value="222.011416" calcext:value-type="float">
            <text:p>222.01141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0.43829089916558" calcext:value-type="float">
            <text:p>0.43829089916558</text:p>
          </table:table-cell>
          <table:table-cell office:value-type="float" office:value="0.0223064941503145" calcext:value-type="float">
            <text:p>0.0223064941503145</text:p>
          </table:table-cell>
          <table:table-cell office:value-type="float" office:value="-0.0223058463223255" calcext:value-type="float">
            <text:p>-0.0223058463223255</text:p>
          </table:table-cell>
          <table:table-cell office:value-type="float" office:value="-30257.8234577696" calcext:value-type="float">
            <text:p>-30257.823457769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94.6679" calcext:value-type="float">
            <text:p>294.6679</text:p>
          </table:table-cell>
          <table:table-cell office:value-type="float" office:value="293.727687" calcext:value-type="float">
            <text:p>293.72768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0.435738621704275" calcext:value-type="float">
            <text:p>0.435738621704275</text:p>
          </table:table-cell>
          <table:table-cell office:value-type="float" office:value="0.0498015478317016" calcext:value-type="float">
            <text:p>0.0498015478317016</text:p>
          </table:table-cell>
          <table:table-cell office:value-type="float" office:value="-0.0498054061901596" calcext:value-type="float">
            <text:p>-0.0498054061901596</text:p>
          </table:table-cell>
          <table:table-cell office:value-type="float" office:value="-30711.775482139" calcext:value-type="float">
            <text:p>-30711.77548213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366.82" calcext:value-type="float">
            <text:p>366.82</text:p>
          </table:table-cell>
          <table:table-cell office:value-type="float" office:value="365.648527" calcext:value-type="float">
            <text:p>365.64852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0.434086540995339" calcext:value-type="float">
            <text:p>0.434086540995339</text:p>
          </table:table-cell>
          <table:table-cell office:value-type="float" office:value="0.0612240953887379" calcext:value-type="float">
            <text:p>0.0612240953887379</text:p>
          </table:table-cell>
          <table:table-cell office:value-type="float" office:value="-0.0612399619075589" calcext:value-type="float">
            <text:p>-0.0612399619075589</text:p>
          </table:table-cell>
          <table:table-cell office:value-type="float" office:value="-30977.3841563062" calcext:value-type="float">
            <text:p>-30977.384156306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438.8078" calcext:value-type="float">
            <text:p>438.8078</text:p>
          </table:table-cell>
          <table:table-cell office:value-type="float" office:value="437.403175" calcext:value-type="float">
            <text:p>437.40317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0.432995404946928" calcext:value-type="float">
            <text:p>0.432995404946928</text:p>
          </table:table-cell>
          <table:table-cell office:value-type="float" office:value="0.0650257799470366" calcext:value-type="float">
            <text:p>0.0650257799470366</text:p>
          </table:table-cell>
          <table:table-cell office:value-type="float" office:value="-0.0650521635820872" calcext:value-type="float">
            <text:p>-0.0650521635820872</text:p>
          </table:table-cell>
          <table:table-cell office:value-type="float" office:value="-31144.8193251165" calcext:value-type="float">
            <text:p>-31144.819325116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511.5089" calcext:value-type="float">
            <text:p>511.5089</text:p>
          </table:table-cell>
          <table:table-cell office:value-type="float" office:value="509.876515" calcext:value-type="float">
            <text:p>509.87651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0.432253563658778" calcext:value-type="float">
            <text:p>0.432253563658778</text:p>
          </table:table-cell>
          <table:table-cell office:value-type="float" office:value="0.0666072382415632" calcext:value-type="float">
            <text:p>0.0666072382415632</text:p>
          </table:table-cell>
          <table:table-cell office:value-type="float" office:value="-0.0666234866863182" calcext:value-type="float">
            <text:p>-0.0666234866863182</text:p>
          </table:table-cell>
          <table:table-cell office:value-type="float" office:value="-31256.6663846225" calcext:value-type="float">
            <text:p>-31256.666384622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584.5283" calcext:value-type="float">
            <text:p>584.5283</text:p>
          </table:table-cell>
          <table:table-cell office:value-type="float" office:value="582.614837" calcext:value-type="float">
            <text:p>582.61483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0.431714372011129" calcext:value-type="float">
            <text:p>0.431714372011129</text:p>
          </table:table-cell>
          <table:table-cell office:value-type="float" office:value="0.0674103391447514" calcext:value-type="float">
            <text:p>0.0674103391447514</text:p>
          </table:table-cell>
          <table:table-cell office:value-type="float" office:value="-0.0674046714003412" calcext:value-type="float">
            <text:p>-0.0674046714003412</text:p>
          </table:table-cell>
          <table:table-cell office:value-type="float" office:value="-31334.7911169243" calcext:value-type="float">
            <text:p>-31334.791116924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-214092.9053" calcext:value-type="float">
            <text:p>-214092.9053</text:p>
          </table:table-cell>
          <table:table-cell office:value-type="float" office:value="652.990038" calcext:value-type="float">
            <text:p>652.99003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0.431326624454774" calcext:value-type="float">
            <text:p>0.431326624454774</text:p>
          </table:table-cell>
          <table:table-cell office:value-type="float" office:value="0.0681987658077829" calcext:value-type="float">
            <text:p>0.0681987658077829</text:p>
          </table:table-cell>
          <table:table-cell office:value-type="float" office:value="-0.0681776078384259" calcext:value-type="float">
            <text:p>-0.0681776078384259</text:p>
          </table:table-cell>
          <table:table-cell office:value-type="float" office:value="-31390.6863909462" calcext:value-type="float">
            <text:p>-31390.686390946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27.1394" calcext:value-type="float">
            <text:p>727.1394</text:p>
          </table:table-cell>
          <table:table-cell office:value-type="float" office:value="724.814753" calcext:value-type="float">
            <text:p>724.81475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20" calcext:value-type="float">
            <text:p>220</text:p>
          </table:table-cell>
          <table:table-cell office:value-type="float" office:value="0.431050196425216" calcext:value-type="float">
            <text:p>0.431050196425216</text:p>
          </table:table-cell>
          <table:table-cell office:value-type="float" office:value="0.0690246532736706" calcext:value-type="float">
            <text:p>0.0690246532736706</text:p>
          </table:table-cell>
          <table:table-cell office:value-type="float" office:value="-0.0690068293630488" calcext:value-type="float">
            <text:p>-0.0690068293630488</text:p>
          </table:table-cell>
          <table:table-cell office:value-type="float" office:value="-31430.9764489508" calcext:value-type="float">
            <text:p>-31430.976448950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98.5894" calcext:value-type="float">
            <text:p>798.5894</text:p>
          </table:table-cell>
          <table:table-cell office:value-type="float" office:value="796.038243" calcext:value-type="float">
            <text:p>796.03824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40" calcext:value-type="float">
            <text:p>240</text:p>
          </table:table-cell>
          <table:table-cell office:value-type="float" office:value="0.430838352135972" calcext:value-type="float">
            <text:p>0.430838352135972</text:p>
          </table:table-cell>
          <table:table-cell office:value-type="float" office:value="0.0697095147929684" calcext:value-type="float">
            <text:p>0.0697095147929684</text:p>
          </table:table-cell>
          <table:table-cell office:value-type="float" office:value="-0.0697111548660036" calcext:value-type="float">
            <text:p>-0.0697111548660036</text:p>
          </table:table-cell>
          <table:table-cell office:value-type="float" office:value="-31460.2093527916" calcext:value-type="float">
            <text:p>-31460.209352791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871.3773" calcext:value-type="float">
            <text:p>871.3773</text:p>
          </table:table-cell>
          <table:table-cell office:value-type="float" office:value="868.591075" calcext:value-type="float">
            <text:p>868.59107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  <table:table-cell office:value-type="float" office:value="0.430672583175039" calcext:value-type="float">
            <text:p>0.430672583175039</text:p>
          </table:table-cell>
          <table:table-cell office:value-type="float" office:value="0.0703377987250309" calcext:value-type="float">
            <text:p>0.0703377987250309</text:p>
          </table:table-cell>
          <table:table-cell office:value-type="float" office:value="-0.0703610890874122" calcext:value-type="float">
            <text:p>-0.0703610890874122</text:p>
          </table:table-cell>
          <table:table-cell office:value-type="float" office:value="-31481.7581394062" calcext:value-type="float">
            <text:p>-31481.758139406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943.8245" calcext:value-type="float">
            <text:p>943.8245</text:p>
          </table:table-cell>
          <table:table-cell office:value-type="float" office:value="940.785661" calcext:value-type="float">
            <text:p>940.78566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80" calcext:value-type="float">
            <text:p>280</text:p>
          </table:table-cell>
          <table:table-cell office:value-type="float" office:value="0.430559406063094" calcext:value-type="float">
            <text:p>0.430559406063094</text:p>
          </table:table-cell>
          <table:table-cell office:value-type="float" office:value="0.0709528400351425" calcext:value-type="float">
            <text:p>0.0709528400351425</text:p>
          </table:table-cell>
          <table:table-cell office:value-type="float" office:value="-0.0709967792386861" calcext:value-type="float">
            <text:p>-0.0709967792386861</text:p>
          </table:table-cell>
          <table:table-cell office:value-type="float" office:value="-31497.8130242515" calcext:value-type="float">
            <text:p>-31497.813024251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015.0785" calcext:value-type="float">
            <text:p>1015.0785</text:p>
          </table:table-cell>
          <table:table-cell office:value-type="float" office:value="1011.848775" calcext:value-type="float">
            <text:p>1011.84877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00" calcext:value-type="float">
            <text:p>300</text:p>
          </table:table-cell>
          <table:table-cell office:value-type="float" office:value="0.430484545905758" calcext:value-type="float">
            <text:p>0.430484545905758</text:p>
          </table:table-cell>
          <table:table-cell office:value-type="float" office:value="0.0713017007463785" calcext:value-type="float">
            <text:p>0.0713017007463785</text:p>
          </table:table-cell>
          <table:table-cell office:value-type="float" office:value="-0.0713555804217874" calcext:value-type="float">
            <text:p>-0.0713555804217874</text:p>
          </table:table-cell>
          <table:table-cell office:value-type="float" office:value="-31509.5625002432" calcext:value-type="float">
            <text:p>-31509.562500243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088.4834" calcext:value-type="float">
            <text:p>1088.4834</text:p>
          </table:table-cell>
          <table:table-cell office:value-type="float" office:value="1084.997627" calcext:value-type="float">
            <text:p>1084.99762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20" calcext:value-type="float">
            <text:p>320</text:p>
          </table:table-cell>
          <table:table-cell office:value-type="float" office:value="0.430435132662562" calcext:value-type="float">
            <text:p>0.430435132662562</text:p>
          </table:table-cell>
          <table:table-cell office:value-type="float" office:value="0.0713603767205348" calcext:value-type="float">
            <text:p>0.0713603767205348</text:p>
          </table:table-cell>
          <table:table-cell office:value-type="float" office:value="-0.0714142881421635" calcext:value-type="float">
            <text:p>-0.0714142881421635</text:p>
          </table:table-cell>
          <table:table-cell office:value-type="float" office:value="-31518.4864504789" calcext:value-type="float">
            <text:p>-31518.486450478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159.7862" calcext:value-type="float">
            <text:p>1159.7862</text:p>
          </table:table-cell>
          <table:table-cell office:value-type="float" office:value="1156.067308" calcext:value-type="float">
            <text:p>1156.06730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40" calcext:value-type="float">
            <text:p>340</text:p>
          </table:table-cell>
          <table:table-cell office:value-type="float" office:value="0.430405177514594" calcext:value-type="float">
            <text:p>0.430405177514594</text:p>
          </table:table-cell>
          <table:table-cell office:value-type="float" office:value="0.0712057051300208" calcext:value-type="float">
            <text:p>0.0712057051300208</text:p>
          </table:table-cell>
          <table:table-cell office:value-type="float" office:value="-0.0712536381970235" calcext:value-type="float">
            <text:p>-0.0712536381970235</text:p>
          </table:table-cell>
          <table:table-cell office:value-type="float" office:value="-31526.5022954117" calcext:value-type="float">
            <text:p>-31526.502295411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230.8749" calcext:value-type="float">
            <text:p>1230.8749</text:p>
          </table:table-cell>
          <table:table-cell office:value-type="float" office:value="1226.867628" calcext:value-type="float">
            <text:p>1226.86762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60" calcext:value-type="float">
            <text:p>360</text:p>
          </table:table-cell>
          <table:table-cell office:value-type="float" office:value="0.430387531853622" calcext:value-type="float">
            <text:p>0.430387531853622</text:p>
          </table:table-cell>
          <table:table-cell office:value-type="float" office:value="0.0710048234035471" calcext:value-type="float">
            <text:p>0.0710048234035471</text:p>
          </table:table-cell>
          <table:table-cell office:value-type="float" office:value="-0.0710432649757606" calcext:value-type="float">
            <text:p>-0.0710432649757606</text:p>
          </table:table-cell>
          <table:table-cell office:value-type="float" office:value="-31532.0850979461" calcext:value-type="float">
            <text:p>-31532.085097946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302.8641" calcext:value-type="float">
            <text:p>1302.8641</text:p>
          </table:table-cell>
          <table:table-cell office:value-type="float" office:value="1298.675481" calcext:value-type="float">
            <text:p>1298.67548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80" calcext:value-type="float">
            <text:p>380</text:p>
          </table:table-cell>
          <table:table-cell office:value-type="float" office:value="0.43037749149903" calcext:value-type="float">
            <text:p>0.43037749149903</text:p>
          </table:table-cell>
          <table:table-cell office:value-type="float" office:value="0.0709540764479299" calcext:value-type="float">
            <text:p>0.0709540764479299</text:p>
          </table:table-cell>
          <table:table-cell office:value-type="float" office:value="-0.0709836641680428" calcext:value-type="float">
            <text:p>-0.0709836641680428</text:p>
          </table:table-cell>
          <table:table-cell office:value-type="float" office:value="-31534.3499380897" calcext:value-type="float">
            <text:p>-31534.349938089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376.1946" calcext:value-type="float">
            <text:p>1376.1946</text:p>
          </table:table-cell>
          <table:table-cell office:value-type="float" office:value="1371.781313" calcext:value-type="float">
            <text:p>1371.78131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00" calcext:value-type="float">
            <text:p>400</text:p>
          </table:table-cell>
          <table:table-cell office:value-type="float" office:value="0.430371842119071" calcext:value-type="float">
            <text:p>0.430371842119071</text:p>
          </table:table-cell>
          <table:table-cell office:value-type="float" office:value="0.0708957140335237" calcext:value-type="float">
            <text:p>0.0708957140335237</text:p>
          </table:table-cell>
          <table:table-cell office:value-type="float" office:value="-0.0709180733463089" calcext:value-type="float">
            <text:p>-0.0709180733463089</text:p>
          </table:table-cell>
          <table:table-cell office:value-type="float" office:value="-31535.6462226314" calcext:value-type="float">
            <text:p>-31535.646222631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447.815" calcext:value-type="float">
            <text:p>1447.815</text:p>
          </table:table-cell>
          <table:table-cell office:value-type="float" office:value="1443.134511" calcext:value-type="float">
            <text:p>1443.1345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20" calcext:value-type="float">
            <text:p>420</text:p>
          </table:table-cell>
          <table:table-cell office:value-type="float" office:value="0.430368751291767" calcext:value-type="float">
            <text:p>0.430368751291767</text:p>
          </table:table-cell>
          <table:table-cell office:value-type="float" office:value="0.0708387575011217" calcext:value-type="float">
            <text:p>0.0708387575011217</text:p>
          </table:table-cell>
          <table:table-cell office:value-type="float" office:value="-0.0708556612424111" calcext:value-type="float">
            <text:p>-0.0708556612424111</text:p>
          </table:table-cell>
          <table:table-cell office:value-type="float" office:value="-31536.4362507965" calcext:value-type="float">
            <text:p>-31536.436250796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524.1811" calcext:value-type="float">
            <text:p>1524.1811</text:p>
          </table:table-cell>
          <table:table-cell office:value-type="float" office:value="1519.299552" calcext:value-type="float">
            <text:p>1519.29955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40" calcext:value-type="float">
            <text:p>440</text:p>
          </table:table-cell>
          <table:table-cell office:value-type="float" office:value="0.43036710289146" calcext:value-type="float">
            <text:p>0.43036710289146</text:p>
          </table:table-cell>
          <table:table-cell office:value-type="float" office:value="0.0707994475627572" calcext:value-type="float">
            <text:p>0.0707994475627572</text:p>
          </table:table-cell>
          <table:table-cell office:value-type="float" office:value="-0.0708127984405813" calcext:value-type="float">
            <text:p>-0.0708127984405813</text:p>
          </table:table-cell>
          <table:table-cell office:value-type="float" office:value="-31536.931031413" calcext:value-type="float">
            <text:p>-31536.93103141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592.5701" calcext:value-type="float">
            <text:p>1592.5701</text:p>
          </table:table-cell>
          <table:table-cell office:value-type="float" office:value="1587.423676" calcext:value-type="float">
            <text:p>1587.42367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60" calcext:value-type="float">
            <text:p>460</text:p>
          </table:table-cell>
          <table:table-cell office:value-type="float" office:value="0.430366232588446" calcext:value-type="float">
            <text:p>0.430366232588446</text:p>
          </table:table-cell>
          <table:table-cell office:value-type="float" office:value="0.0707756407871371" calcext:value-type="float">
            <text:p>0.0707756407871371</text:p>
          </table:table-cell>
          <table:table-cell office:value-type="float" office:value="-0.0707867050081332" calcext:value-type="float">
            <text:p>-0.0707867050081332</text:p>
          </table:table-cell>
          <table:table-cell office:value-type="float" office:value="-31537.2153877794" calcext:value-type="float">
            <text:p>-31537.215387779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663.8774" calcext:value-type="float">
            <text:p>1663.8774</text:p>
          </table:table-cell>
          <table:table-cell office:value-type="float" office:value="1658.555611" calcext:value-type="float">
            <text:p>1658.5556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80" calcext:value-type="float">
            <text:p>480</text:p>
          </table:table-cell>
          <table:table-cell office:value-type="float" office:value="0.430365831963709" calcext:value-type="float">
            <text:p>0.430365831963709</text:p>
          </table:table-cell>
          <table:table-cell office:value-type="float" office:value="0.0707616572181693" calcext:value-type="float">
            <text:p>0.0707616572181693</text:p>
          </table:table-cell>
          <table:table-cell office:value-type="float" office:value="-0.0707714531825748" calcext:value-type="float">
            <text:p>-0.0707714531825748</text:p>
          </table:table-cell>
          <table:table-cell office:value-type="float" office:value="-31537.3529427545" calcext:value-type="float">
            <text:p>-31537.352942754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736.6052" calcext:value-type="float">
            <text:p>1736.6052</text:p>
          </table:table-cell>
          <table:table-cell office:value-type="float" office:value="1731.037051" calcext:value-type="float">
            <text:p>1731.03705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00" calcext:value-type="float">
            <text:p>500</text:p>
          </table:table-cell>
          <table:table-cell office:value-type="float" office:value="0.430365652413865" calcext:value-type="float">
            <text:p>0.430365652413865</text:p>
          </table:table-cell>
          <table:table-cell office:value-type="float" office:value="0.0707553324507246" calcext:value-type="float">
            <text:p>0.0707553324507246</text:p>
          </table:table-cell>
          <table:table-cell office:value-type="float" office:value="-0.0707646030451378" calcext:value-type="float">
            <text:p>-0.0707646030451378</text:p>
          </table:table-cell>
          <table:table-cell office:value-type="float" office:value="-31537.4111063474" calcext:value-type="float">
            <text:p>-31537.411106347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808.0393" calcext:value-type="float">
            <text:p>1808.0393</text:p>
          </table:table-cell>
          <table:table-cell office:value-type="float" office:value="1802.225743" calcext:value-type="float">
            <text:p>1802.22574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float" office:value="0.430365574855626" calcext:value-type="float">
            <text:p>0.430365574855626</text:p>
          </table:table-cell>
          <table:table-cell office:value-type="float" office:value="0.0707530500811574" calcext:value-type="float">
            <text:p>0.0707530500811574</text:p>
          </table:table-cell>
          <table:table-cell office:value-type="float" office:value="-0.0707621332077224" calcext:value-type="float">
            <text:p>-0.0707621332077224</text:p>
          </table:table-cell>
          <table:table-cell office:value-type="float" office:value="-31537.4339651869" calcext:value-type="float">
            <text:p>-31537.433965186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879.7119" calcext:value-type="float">
            <text:p>1879.7119</text:p>
          </table:table-cell>
          <table:table-cell office:value-type="float" office:value="1873.708958" calcext:value-type="float">
            <text:p>1873.70895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40" calcext:value-type="float">
            <text:p>540</text:p>
          </table:table-cell>
          <table:table-cell office:value-type="float" office:value="0.430365544534695" calcext:value-type="float">
            <text:p>0.430365544534695</text:p>
          </table:table-cell>
          <table:table-cell office:value-type="float" office:value="0.0707522510406769" calcext:value-type="float">
            <text:p>0.0707522510406769</text:p>
          </table:table-cell>
          <table:table-cell office:value-type="float" office:value="-0.0707612569022202" calcext:value-type="float">
            <text:p>-0.0707612569022202</text:p>
          </table:table-cell>
          <table:table-cell office:value-type="float" office:value="-31537.4422021327" calcext:value-type="float">
            <text:p>-31537.442202132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951.778" calcext:value-type="float">
            <text:p>1951.778</text:p>
          </table:table-cell>
          <table:table-cell office:value-type="float" office:value="1945.489435" calcext:value-type="float">
            <text:p>1945.48943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60" calcext:value-type="float">
            <text:p>560</text:p>
          </table:table-cell>
          <table:table-cell office:value-type="float" office:value="0.430365533806581" calcext:value-type="float">
            <text:p>0.430365533806581</text:p>
          </table:table-cell>
          <table:table-cell office:value-type="float" office:value="0.0707520023190998" calcext:value-type="float">
            <text:p>0.0707520023190998</text:p>
          </table:table-cell>
          <table:table-cell office:value-type="float" office:value="-0.0707609793012916" calcext:value-type="float">
            <text:p>-0.0707609793012916</text:p>
          </table:table-cell>
          <table:table-cell office:value-type="float" office:value="-31537.4448078719" calcext:value-type="float">
            <text:p>-31537.444807871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024.7193" calcext:value-type="float">
            <text:p>2024.7193</text:p>
          </table:table-cell>
          <table:table-cell office:value-type="float" office:value="2018.219134" calcext:value-type="float">
            <text:p>2018.21913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80" calcext:value-type="float">
            <text:p>580</text:p>
          </table:table-cell>
          <table:table-cell office:value-type="float" office:value="0.43036553024403" calcext:value-type="float">
            <text:p>0.43036553024403</text:p>
          </table:table-cell>
          <table:table-cell office:value-type="float" office:value="0.0707519422991472" calcext:value-type="float">
            <text:p>0.0707519422991472</text:p>
          </table:table-cell>
          <table:table-cell office:value-type="float" office:value="-0.0707609094726299" calcext:value-type="float">
            <text:p>-0.0707609094726299</text:p>
          </table:table-cell>
          <table:table-cell office:value-type="float" office:value="-31537.4455886016" calcext:value-type="float">
            <text:p>-31537.445588601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095.9522" calcext:value-type="float">
            <text:p>2095.9522</text:p>
          </table:table-cell>
          <table:table-cell office:value-type="float" office:value="2089.207216" calcext:value-type="float">
            <text:p>2089.20721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00" calcext:value-type="float">
            <text:p>600</text:p>
          </table:table-cell>
          <table:table-cell office:value-type="float" office:value="0.430365528966233" calcext:value-type="float">
            <text:p>0.430365528966233</text:p>
          </table:table-cell>
          <table:table-cell office:value-type="float" office:value="0.0707519229047125" calcext:value-type="float">
            <text:p>0.0707519229047125</text:p>
          </table:table-cell>
          <table:table-cell office:value-type="float" office:value="-0.070760889344231" calcext:value-type="float">
            <text:p>-0.070760889344231</text:p>
          </table:table-cell>
          <table:table-cell office:value-type="float" office:value="-31537.4457611908" calcext:value-type="float">
            <text:p>-31537.445761190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168.8373" calcext:value-type="float">
            <text:p>2168.8373</text:p>
          </table:table-cell>
          <table:table-cell office:value-type="float" office:value="2161.854068" calcext:value-type="float">
            <text:p>2161.85406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20" calcext:value-type="float">
            <text:p>620</text:p>
          </table:table-cell>
          <table:table-cell office:value-type="float" office:value="0.430365528678009" calcext:value-type="float">
            <text:p>0.430365528678009</text:p>
          </table:table-cell>
          <table:table-cell office:value-type="float" office:value="0.0707519143779525" calcext:value-type="float">
            <text:p>0.0707519143779525</text:p>
          </table:table-cell>
          <table:table-cell office:value-type="float" office:value="-0.0707608808282984" calcext:value-type="float">
            <text:p>-0.0707608808282984</text:p>
          </table:table-cell>
          <table:table-cell office:value-type="float" office:value="-31537.4457997806" calcext:value-type="float">
            <text:p>-31537.445799780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241.4101" calcext:value-type="float">
            <text:p>2241.4101</text:p>
          </table:table-cell>
          <table:table-cell office:value-type="float" office:value="2234.203177" calcext:value-type="float">
            <text:p>2234.20317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40" calcext:value-type="float">
            <text:p>640</text:p>
          </table:table-cell>
          <table:table-cell office:value-type="float" office:value="0.430365528670069" calcext:value-type="float">
            <text:p>0.430365528670069</text:p>
          </table:table-cell>
          <table:table-cell office:value-type="float" office:value="0.0707519171123435" calcext:value-type="float">
            <text:p>0.0707519171123435</text:p>
          </table:table-cell>
          <table:table-cell office:value-type="float" office:value="-0.0707608833030152" calcext:value-type="float">
            <text:p>-0.0707608833030152</text:p>
          </table:table-cell>
          <table:table-cell office:value-type="float" office:value="-31537.4457941511" calcext:value-type="float">
            <text:p>-31537.445794151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313.3906" calcext:value-type="float">
            <text:p>2313.3906</text:p>
          </table:table-cell>
          <table:table-cell office:value-type="float" office:value="2305.936248" calcext:value-type="float">
            <text:p>2305.93624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60" calcext:value-type="float">
            <text:p>660</text:p>
          </table:table-cell>
          <table:table-cell office:value-type="float" office:value="0.430365528590087" calcext:value-type="float">
            <text:p>0.430365528590087</text:p>
          </table:table-cell>
          <table:table-cell office:value-type="float" office:value="0.0707519230151899" calcext:value-type="float">
            <text:p>0.0707519230151899</text:p>
          </table:table-cell>
          <table:table-cell office:value-type="float" office:value="-0.0707608871365991" calcext:value-type="float">
            <text:p>-0.0707608871365991</text:p>
          </table:table-cell>
          <table:table-cell office:value-type="float" office:value="-31537.4458127016" calcext:value-type="float">
            <text:p>-31537.445812701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384.4153" calcext:value-type="float">
            <text:p>2384.4153</text:p>
          </table:table-cell>
          <table:table-cell office:value-type="float" office:value="2376.724587" calcext:value-type="float">
            <text:p>2376.72458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80" calcext:value-type="float">
            <text:p>680</text:p>
          </table:table-cell>
          <table:table-cell office:value-type="float" office:value="0.430365528787674" calcext:value-type="float">
            <text:p>0.430365528787674</text:p>
          </table:table-cell>
          <table:table-cell office:value-type="float" office:value="0.0707519154335919" calcext:value-type="float">
            <text:p>0.0707519154335919</text:p>
          </table:table-cell>
          <table:table-cell office:value-type="float" office:value="-0.0707608849167953" calcext:value-type="float">
            <text:p>-0.0707608849167953</text:p>
          </table:table-cell>
          <table:table-cell office:value-type="float" office:value="-31537.4458086129" calcext:value-type="float">
            <text:p>-31537.445808612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456.9928" calcext:value-type="float">
            <text:p>2456.9928</text:p>
          </table:table-cell>
          <table:table-cell office:value-type="float" office:value="2448.920603" calcext:value-type="float">
            <text:p>2448.92060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0.0356607773988833" calcext:value-type="float">
            <text:p>0.0356607773988833</text:p>
          </table:table-cell>
          <table:table-cell office:value-type="float" office:value="0.241991604168649" calcext:value-type="float">
            <text:p>0.241991604168649</text:p>
          </table:table-cell>
          <table:table-cell office:value-type="float" office:value="-0.241991488600139" calcext:value-type="float">
            <text:p>-0.241991488600139</text:p>
          </table:table-cell>
          <table:table-cell office:value-type="float" office:value="-22101.0030885693" calcext:value-type="float">
            <text:p>-22101.003088569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7.7911" calcext:value-type="float">
            <text:p>77.7911</text:p>
          </table:table-cell>
          <table:table-cell office:value-type="float" office:value="77.2506769999964" calcext:value-type="float">
            <text:p>77.250676999996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0.0208696528249891" calcext:value-type="float">
            <text:p>0.0208696528249891</text:p>
          </table:table-cell>
          <table:table-cell office:value-type="float" office:value="0.152086669084329" calcext:value-type="float">
            <text:p>0.152086669084329</text:p>
          </table:table-cell>
          <table:table-cell office:value-type="float" office:value="-0.152086659765728" calcext:value-type="float">
            <text:p>-0.152086659765728</text:p>
          </table:table-cell>
          <table:table-cell office:value-type="float" office:value="-27693.2946607938" calcext:value-type="float">
            <text:p>-27693.294660793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49.7855" calcext:value-type="float">
            <text:p>149.7855</text:p>
          </table:table-cell>
          <table:table-cell office:value-type="float" office:value="149.305581000001" calcext:value-type="float">
            <text:p>149.3055810000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0.0164468476016766" calcext:value-type="float">
            <text:p>0.0164468476016766</text:p>
          </table:table-cell>
          <table:table-cell office:value-type="float" office:value="0.202984187923836" calcext:value-type="float">
            <text:p>0.202984187923836</text:p>
          </table:table-cell>
          <table:table-cell office:value-type="float" office:value="-0.202984340648743" calcext:value-type="float">
            <text:p>-0.202984340648743</text:p>
          </table:table-cell>
          <table:table-cell office:value-type="float" office:value="-29504.7203914441" calcext:value-type="float">
            <text:p>-29504.720391444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22.1192" calcext:value-type="float">
            <text:p>222.1192</text:p>
          </table:table-cell>
          <table:table-cell office:value-type="float" office:value="221.407068" calcext:value-type="float">
            <text:p>221.40706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office:value-type="float" office:value="0.0151302475172038" calcext:value-type="float">
            <text:p>0.0151302475172038</text:p>
          </table:table-cell>
          <table:table-cell office:value-type="float" office:value="0.23096613277092" calcext:value-type="float">
            <text:p>0.23096613277092</text:p>
          </table:table-cell>
          <table:table-cell office:value-type="float" office:value="-0.230966767306026" calcext:value-type="float">
            <text:p>-0.230966767306026</text:p>
          </table:table-cell>
          <table:table-cell office:value-type="float" office:value="-30322.1173136205" calcext:value-type="float">
            <text:p>-30322.117313620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94.1962" calcext:value-type="float">
            <text:p>294.1962</text:p>
          </table:table-cell>
          <table:table-cell office:value-type="float" office:value="293.253800999999" calcext:value-type="float">
            <text:p>293.2538009999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0.0145559222347782" calcext:value-type="float">
            <text:p>0.0145559222347782</text:p>
          </table:table-cell>
          <table:table-cell office:value-type="float" office:value="0.240436925672795" calcext:value-type="float">
            <text:p>0.240436925672795</text:p>
          </table:table-cell>
          <table:table-cell office:value-type="float" office:value="-0.240437762675357" calcext:value-type="float">
            <text:p>-0.240437762675357</text:p>
          </table:table-cell>
          <table:table-cell office:value-type="float" office:value="-30756.5855397073" calcext:value-type="float">
            <text:p>-30756.585539707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366.1968" calcext:value-type="float">
            <text:p>366.1968</text:p>
          </table:table-cell>
          <table:table-cell office:value-type="float" office:value="365.022827000001" calcext:value-type="float">
            <text:p>365.0228270000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0.0142120426241384" calcext:value-type="float">
            <text:p>0.0142120426241384</text:p>
          </table:table-cell>
          <table:table-cell office:value-type="float" office:value="0.245314751470653" calcext:value-type="float">
            <text:p>0.245314751470653</text:p>
          </table:table-cell>
          <table:table-cell office:value-type="float" office:value="-0.245308014953922" calcext:value-type="float">
            <text:p>-0.245308014953922</text:p>
          </table:table-cell>
          <table:table-cell office:value-type="float" office:value="-31012.6744417675" calcext:value-type="float">
            <text:p>-31012.6744417675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438.3072" calcext:value-type="float">
            <text:p>438.3072</text:p>
          </table:table-cell>
          <table:table-cell office:value-type="float" office:value="436.901473000005" calcext:value-type="float">
            <text:p>436.9014730000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0.0139771716610607" calcext:value-type="float">
            <text:p>0.0139771716610607</text:p>
          </table:table-cell>
          <table:table-cell office:value-type="float" office:value="0.249934294319024" calcext:value-type="float">
            <text:p>0.249934294319024</text:p>
          </table:table-cell>
          <table:table-cell office:value-type="float" office:value="-0.249912312527529" calcext:value-type="float">
            <text:p>-0.249912312527529</text:p>
          </table:table-cell>
          <table:table-cell office:value-type="float" office:value="-31174.8468067042" calcext:value-type="float">
            <text:p>-31174.846806704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510.179" calcext:value-type="float">
            <text:p>510.179</text:p>
          </table:table-cell>
          <table:table-cell office:value-type="float" office:value="508.549039999998" calcext:value-type="float">
            <text:p>508.54903999999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0.013815485934365" calcext:value-type="float">
            <text:p>0.013815485934365</text:p>
          </table:table-cell>
          <table:table-cell office:value-type="float" office:value="0.254287013339239" calcext:value-type="float">
            <text:p>0.254287013339239</text:p>
          </table:table-cell>
          <table:table-cell office:value-type="float" office:value="-0.254264867365498" calcext:value-type="float">
            <text:p>-0.254264867365498</text:p>
          </table:table-cell>
          <table:table-cell office:value-type="float" office:value="-31283.503558719" calcext:value-type="float">
            <text:p>-31283.50355871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582.3313" calcext:value-type="float">
            <text:p>582.3313</text:p>
          </table:table-cell>
          <table:table-cell office:value-type="float" office:value="580.466338999999" calcext:value-type="float">
            <text:p>580.4663389999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0.0137048245139924" calcext:value-type="float">
            <text:p>0.0137048245139924</text:p>
          </table:table-cell>
          <table:table-cell office:value-type="float" office:value="0.257879739142142" calcext:value-type="float">
            <text:p>0.257879739142142</text:p>
          </table:table-cell>
          <table:table-cell office:value-type="float" office:value="-0.25786364904563" calcext:value-type="float">
            <text:p>-0.25786364904563</text:p>
          </table:table-cell>
          <table:table-cell office:value-type="float" office:value="-31359.6109351502" calcext:value-type="float">
            <text:p>-31359.610935150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654.8282" calcext:value-type="float">
            <text:p>654.8282</text:p>
          </table:table-cell>
          <table:table-cell office:value-type="float" office:value="652.737206000005" calcext:value-type="float">
            <text:p>652.7372060000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0.0136289560852457" calcext:value-type="float">
            <text:p>0.0136289560852457</text:p>
          </table:table-cell>
          <table:table-cell office:value-type="float" office:value="0.260534804672804" calcext:value-type="float">
            <text:p>0.260534804672804</text:p>
          </table:table-cell>
          <table:table-cell office:value-type="float" office:value="-0.260523702007871" calcext:value-type="float">
            <text:p>-0.260523702007871</text:p>
          </table:table-cell>
          <table:table-cell office:value-type="float" office:value="-31414.2653220257" calcext:value-type="float">
            <text:p>-31414.265322025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26.6353" calcext:value-type="float">
            <text:p>726.6353</text:p>
          </table:table-cell>
          <table:table-cell office:value-type="float" office:value="724.271471" calcext:value-type="float">
            <text:p>724.27147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20" calcext:value-type="float">
            <text:p>220</text:p>
          </table:table-cell>
          <table:table-cell office:value-type="float" office:value="0.0135789494055113" calcext:value-type="float">
            <text:p>0.0135789494055113</text:p>
          </table:table-cell>
          <table:table-cell office:value-type="float" office:value="0.262444372240539" calcext:value-type="float">
            <text:p>0.262444372240539</text:p>
          </table:table-cell>
          <table:table-cell office:value-type="float" office:value="-0.2624284748012" calcext:value-type="float">
            <text:p>-0.2624284748012</text:p>
          </table:table-cell>
          <table:table-cell office:value-type="float" office:value="-31453.8235513483" calcext:value-type="float">
            <text:p>-31453.823551348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798.7058" calcext:value-type="float">
            <text:p>798.7058</text:p>
          </table:table-cell>
          <table:table-cell office:value-type="float" office:value="796.141629999998" calcext:value-type="float">
            <text:p>796.14162999999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40" calcext:value-type="float">
            <text:p>240</text:p>
          </table:table-cell>
          <table:table-cell office:value-type="float" office:value="0.0135439543497193" calcext:value-type="float">
            <text:p>0.0135439543497193</text:p>
          </table:table-cell>
          <table:table-cell office:value-type="float" office:value="0.26379828368787" calcext:value-type="float">
            <text:p>0.26379828368787</text:p>
          </table:table-cell>
          <table:table-cell office:value-type="float" office:value="-0.263775248032535" calcext:value-type="float">
            <text:p>-0.263775248032535</text:p>
          </table:table-cell>
          <table:table-cell office:value-type="float" office:value="-31482.6262410629" calcext:value-type="float">
            <text:p>-31482.626241062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871.1732" calcext:value-type="float">
            <text:p>871.1732</text:p>
          </table:table-cell>
          <table:table-cell office:value-type="float" office:value="868.384957000002" calcext:value-type="float">
            <text:p>868.38495700000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  <table:table-cell office:value-type="float" office:value="0.0135183993614754" calcext:value-type="float">
            <text:p>0.0135183993614754</text:p>
          </table:table-cell>
          <table:table-cell office:value-type="float" office:value="0.264700695083797" calcext:value-type="float">
            <text:p>0.264700695083797</text:p>
          </table:table-cell>
          <table:table-cell office:value-type="float" office:value="-0.264671249799905" calcext:value-type="float">
            <text:p>-0.264671249799905</text:p>
          </table:table-cell>
          <table:table-cell office:value-type="float" office:value="-31503.9155684824" calcext:value-type="float">
            <text:p>-31503.915568482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943.3381" calcext:value-type="float">
            <text:p>943.3381</text:p>
          </table:table-cell>
          <table:table-cell office:value-type="float" office:value="940.140914000003" calcext:value-type="float">
            <text:p>940.14091400000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280" calcext:value-type="float">
            <text:p>280</text:p>
          </table:table-cell>
          <table:table-cell office:value-type="float" office:value="0.0134997276331664" calcext:value-type="float">
            <text:p>0.0134997276331664</text:p>
          </table:table-cell>
          <table:table-cell office:value-type="float" office:value="0.265322893820064" calcext:value-type="float">
            <text:p>0.265322893820064</text:p>
          </table:table-cell>
          <table:table-cell office:value-type="float" office:value="-0.26528823291314" calcext:value-type="float">
            <text:p>-0.26528823291314</text:p>
          </table:table-cell>
          <table:table-cell office:value-type="float" office:value="-31519.8275320154" calcext:value-type="float">
            <text:p>-31519.827532015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014.9685" calcext:value-type="float">
            <text:p>1014.9685</text:p>
          </table:table-cell>
          <table:table-cell office:value-type="float" office:value="1011.733814" calcext:value-type="float">
            <text:p>1011.73381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00" calcext:value-type="float">
            <text:p>300</text:p>
          </table:table-cell>
          <table:table-cell office:value-type="float" office:value="0.0134869730160987" calcext:value-type="float">
            <text:p>0.0134869730160987</text:p>
          </table:table-cell>
          <table:table-cell office:value-type="float" office:value="0.265826929358926" calcext:value-type="float">
            <text:p>0.265826929358926</text:p>
          </table:table-cell>
          <table:table-cell office:value-type="float" office:value="-0.2657900622827" calcext:value-type="float">
            <text:p>-0.2657900622827</text:p>
          </table:table-cell>
          <table:table-cell office:value-type="float" office:value="-31531.4899800511" calcext:value-type="float">
            <text:p>-31531.489980051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088.3038" calcext:value-type="float">
            <text:p>1088.3038</text:p>
          </table:table-cell>
          <table:table-cell office:value-type="float" office:value="1084.47791299999" calcext:value-type="float">
            <text:p>1084.477912999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20" calcext:value-type="float">
            <text:p>320</text:p>
          </table:table-cell>
          <table:table-cell office:value-type="float" office:value="0.0134792294298264" calcext:value-type="float">
            <text:p>0.0134792294298264</text:p>
          </table:table-cell>
          <table:table-cell office:value-type="float" office:value="0.266244777875047" calcext:value-type="float">
            <text:p>0.266244777875047</text:p>
          </table:table-cell>
          <table:table-cell office:value-type="float" office:value="-0.266208567790081" calcext:value-type="float">
            <text:p>-0.266208567790081</text:p>
          </table:table-cell>
          <table:table-cell office:value-type="float" office:value="-31540.3557532459" calcext:value-type="float">
            <text:p>-31540.355753245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159.0611" calcext:value-type="float">
            <text:p>1159.0611</text:p>
          </table:table-cell>
          <table:table-cell office:value-type="float" office:value="1155.070074" calcext:value-type="float">
            <text:p>1155.07007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40" calcext:value-type="float">
            <text:p>340</text:p>
          </table:table-cell>
          <table:table-cell office:value-type="float" office:value="0.0134746592658042" calcext:value-type="float">
            <text:p>0.0134746592658042</text:p>
          </table:table-cell>
          <table:table-cell office:value-type="float" office:value="0.266692100822324" calcext:value-type="float">
            <text:p>0.266692100822324</text:p>
          </table:table-cell>
          <table:table-cell office:value-type="float" office:value="-0.266659662453335" calcext:value-type="float">
            <text:p>-0.266659662453335</text:p>
          </table:table-cell>
          <table:table-cell office:value-type="float" office:value="-31548.2730203748" calcext:value-type="float">
            <text:p>-31548.273020374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231.0967" calcext:value-type="float">
            <text:p>1231.0967</text:p>
          </table:table-cell>
          <table:table-cell office:value-type="float" office:value="1227.166221" calcext:value-type="float">
            <text:p>1227.16622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60" calcext:value-type="float">
            <text:p>360</text:p>
          </table:table-cell>
          <table:table-cell office:value-type="float" office:value="0.0134717510559431" calcext:value-type="float">
            <text:p>0.0134717510559431</text:p>
          </table:table-cell>
          <table:table-cell office:value-type="float" office:value="0.267023325883215" calcext:value-type="float">
            <text:p>0.267023325883215</text:p>
          </table:table-cell>
          <table:table-cell office:value-type="float" office:value="-0.266994891374862" calcext:value-type="float">
            <text:p>-0.266994891374862</text:p>
          </table:table-cell>
          <table:table-cell office:value-type="float" office:value="-31553.7794051499" calcext:value-type="float">
            <text:p>-31553.779405149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303.0285" calcext:value-type="float">
            <text:p>1303.0285</text:p>
          </table:table-cell>
          <table:table-cell office:value-type="float" office:value="1298.87189" calcext:value-type="float">
            <text:p>1298.8718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380" calcext:value-type="float">
            <text:p>380</text:p>
          </table:table-cell>
          <table:table-cell office:value-type="float" office:value="0.0134700026130874" calcext:value-type="float">
            <text:p>0.0134700026130874</text:p>
          </table:table-cell>
          <table:table-cell office:value-type="float" office:value="0.26718467133522" calcext:value-type="float">
            <text:p>0.26718467133522</text:p>
          </table:table-cell>
          <table:table-cell office:value-type="float" office:value="-0.267159423934395" calcext:value-type="float">
            <text:p>-0.267159423934395</text:p>
          </table:table-cell>
          <table:table-cell office:value-type="float" office:value="-31556.0371705061" calcext:value-type="float">
            <text:p>-31556.037170506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375.6149" calcext:value-type="float">
            <text:p>1375.6149</text:p>
          </table:table-cell>
          <table:table-cell office:value-type="float" office:value="1371.006533" calcext:value-type="float">
            <text:p>1371.00653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00" calcext:value-type="float">
            <text:p>400</text:p>
          </table:table-cell>
          <table:table-cell office:value-type="float" office:value="0.0134689721971632" calcext:value-type="float">
            <text:p>0.0134689721971632</text:p>
          </table:table-cell>
          <table:table-cell office:value-type="float" office:value="0.267274552878288" calcext:value-type="float">
            <text:p>0.267274552878288</text:p>
          </table:table-cell>
          <table:table-cell office:value-type="float" office:value="-0.26725189382644" calcext:value-type="float">
            <text:p>-0.26725189382644</text:p>
          </table:table-cell>
          <table:table-cell office:value-type="float" office:value="-31557.3289334877" calcext:value-type="float">
            <text:p>-31557.328933487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447.2779" calcext:value-type="float">
            <text:p>1447.2779</text:p>
          </table:table-cell>
          <table:table-cell office:value-type="float" office:value="1442.628858" calcext:value-type="float">
            <text:p>1442.62885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20" calcext:value-type="float">
            <text:p>420</text:p>
          </table:table-cell>
          <table:table-cell office:value-type="float" office:value="0.0134684055590576" calcext:value-type="float">
            <text:p>0.0134684055590576</text:p>
          </table:table-cell>
          <table:table-cell office:value-type="float" office:value="0.267339674851843" calcext:value-type="float">
            <text:p>0.267339674851843</text:p>
          </table:table-cell>
          <table:table-cell office:value-type="float" office:value="-0.267318819945722" calcext:value-type="float">
            <text:p>-0.267318819945722</text:p>
          </table:table-cell>
          <table:table-cell office:value-type="float" office:value="-31558.1151422852" calcext:value-type="float">
            <text:p>-31558.1151422852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518.9044" calcext:value-type="float">
            <text:p>1518.9044</text:p>
          </table:table-cell>
          <table:table-cell office:value-type="float" office:value="1514.008131" calcext:value-type="float">
            <text:p>1514.00813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40" calcext:value-type="float">
            <text:p>440</text:p>
          </table:table-cell>
          <table:table-cell office:value-type="float" office:value="0.0134680937097698" calcext:value-type="float">
            <text:p>0.0134680937097698</text:p>
          </table:table-cell>
          <table:table-cell office:value-type="float" office:value="0.267383328225303" calcext:value-type="float">
            <text:p>0.267383328225303</text:p>
          </table:table-cell>
          <table:table-cell office:value-type="float" office:value="-0.267363606189359" calcext:value-type="float">
            <text:p>-0.267363606189359</text:p>
          </table:table-cell>
          <table:table-cell office:value-type="float" office:value="-31558.6074938833" calcext:value-type="float">
            <text:p>-31558.607493883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593.0436" calcext:value-type="float">
            <text:p>1593.0436</text:p>
          </table:table-cell>
          <table:table-cell office:value-type="float" office:value="1587.601141" calcext:value-type="float">
            <text:p>1587.60114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60" calcext:value-type="float">
            <text:p>460</text:p>
          </table:table-cell>
          <table:table-cell office:value-type="float" office:value="0.0134679241935782" calcext:value-type="float">
            <text:p>0.0134679241935782</text:p>
          </table:table-cell>
          <table:table-cell office:value-type="float" office:value="0.267407474097992" calcext:value-type="float">
            <text:p>0.267407474097992</text:p>
          </table:table-cell>
          <table:table-cell office:value-type="float" office:value="-0.267388488647158" calcext:value-type="float">
            <text:p>-0.267388488647158</text:p>
          </table:table-cell>
          <table:table-cell office:value-type="float" office:value="-31558.8899915656" calcext:value-type="float">
            <text:p>-31558.889991565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663.263" calcext:value-type="float">
            <text:p>1663.263</text:p>
          </table:table-cell>
          <table:table-cell office:value-type="float" office:value="1657.668266" calcext:value-type="float">
            <text:p>1657.66826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480" calcext:value-type="float">
            <text:p>480</text:p>
          </table:table-cell>
          <table:table-cell office:value-type="float" office:value="0.0134678469920643" calcext:value-type="float">
            <text:p>0.0134678469920643</text:p>
          </table:table-cell>
          <table:table-cell office:value-type="float" office:value="0.267419312880999" calcext:value-type="float">
            <text:p>0.267419312880999</text:p>
          </table:table-cell>
          <table:table-cell office:value-type="float" office:value="-0.26740071247571" calcext:value-type="float">
            <text:p>-0.26740071247571</text:p>
          </table:table-cell>
          <table:table-cell office:value-type="float" office:value="-31559.0263277701" calcext:value-type="float">
            <text:p>-31559.026327770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778.8238" calcext:value-type="float">
            <text:p>1778.8238</text:p>
          </table:table-cell>
          <table:table-cell office:value-type="float" office:value="1730.613804" calcext:value-type="float">
            <text:p>1730.61380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00" calcext:value-type="float">
            <text:p>500</text:p>
          </table:table-cell>
          <table:table-cell office:value-type="float" office:value="0.0134678105789804" calcext:value-type="float">
            <text:p>0.0134678105789804</text:p>
          </table:table-cell>
          <table:table-cell office:value-type="float" office:value="0.267424584003246" calcext:value-type="float">
            <text:p>0.267424584003246</text:p>
          </table:table-cell>
          <table:table-cell office:value-type="float" office:value="-0.267406143205556" calcext:value-type="float">
            <text:p>-0.267406143205556</text:p>
          </table:table-cell>
          <table:table-cell office:value-type="float" office:value="-31559.084037856" calcext:value-type="float">
            <text:p>-31559.084037856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809.4888" calcext:value-type="float">
            <text:p>1809.4888</text:p>
          </table:table-cell>
          <table:table-cell office:value-type="float" office:value="1803.66475400001" calcext:value-type="float">
            <text:p>1803.664754000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float" office:value="0.0134677948373415" calcext:value-type="float">
            <text:p>0.0134677948373415</text:p>
          </table:table-cell>
          <table:table-cell office:value-type="float" office:value="0.267426514693863" calcext:value-type="float">
            <text:p>0.267426514693863</text:p>
          </table:table-cell>
          <table:table-cell office:value-type="float" office:value="-0.26740813640649" calcext:value-type="float">
            <text:p>-0.26740813640649</text:p>
          </table:table-cell>
          <table:table-cell office:value-type="float" office:value="-31559.1067546027" calcext:value-type="float">
            <text:p>-31559.1067546027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879.6349" calcext:value-type="float">
            <text:p>1879.6349</text:p>
          </table:table-cell>
          <table:table-cell office:value-type="float" office:value="1873.566609" calcext:value-type="float">
            <text:p>1873.56660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40" calcext:value-type="float">
            <text:p>540</text:p>
          </table:table-cell>
          <table:table-cell office:value-type="float" office:value="0.0134677887600286" calcext:value-type="float">
            <text:p>0.0134677887600286</text:p>
          </table:table-cell>
          <table:table-cell office:value-type="float" office:value="0.267427210144726" calcext:value-type="float">
            <text:p>0.267427210144726</text:p>
          </table:table-cell>
          <table:table-cell office:value-type="float" office:value="-0.267408856872258" calcext:value-type="float">
            <text:p>-0.267408856872258</text:p>
          </table:table-cell>
          <table:table-cell office:value-type="float" office:value="-31559.1149480339" calcext:value-type="float">
            <text:p>-31559.114948033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1952.4775" calcext:value-type="float">
            <text:p>1952.4775</text:p>
          </table:table-cell>
          <table:table-cell office:value-type="float" office:value="1946.20155699999" calcext:value-type="float">
            <text:p>1946.201556999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60" calcext:value-type="float">
            <text:p>560</text:p>
          </table:table-cell>
          <table:table-cell office:value-type="float" office:value="0.0134677865759737" calcext:value-type="float">
            <text:p>0.0134677865759737</text:p>
          </table:table-cell>
          <table:table-cell office:value-type="float" office:value="0.267427432015823" calcext:value-type="float">
            <text:p>0.267427432015823</text:p>
          </table:table-cell>
          <table:table-cell office:value-type="float" office:value="-0.267409086875631" calcext:value-type="float">
            <text:p>-0.267409086875631</text:p>
          </table:table-cell>
          <table:table-cell office:value-type="float" office:value="-31559.1175499819" calcext:value-type="float">
            <text:p>-31559.1175499819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023.2949" calcext:value-type="float">
            <text:p>2023.2949</text:p>
          </table:table-cell>
          <table:table-cell office:value-type="float" office:value="2016.78336" calcext:value-type="float">
            <text:p>2016.7833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80" calcext:value-type="float">
            <text:p>580</text:p>
          </table:table-cell>
          <table:table-cell office:value-type="float" office:value="0.0134677858435924" calcext:value-type="float">
            <text:p>0.0134677858435924</text:p>
          </table:table-cell>
          <table:table-cell office:value-type="float" office:value="0.267427491517237" calcext:value-type="float">
            <text:p>0.267427491517237</text:p>
          </table:table-cell>
          <table:table-cell office:value-type="float" office:value="-0.26740914920146" calcext:value-type="float">
            <text:p>-0.26740914920146</text:p>
          </table:table-cell>
          <table:table-cell office:value-type="float" office:value="-31559.1183141224" calcext:value-type="float">
            <text:p>-31559.1183141224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098.8604" calcext:value-type="float">
            <text:p>2098.8604</text:p>
          </table:table-cell>
          <table:table-cell office:value-type="float" office:value="2092.04107599999" calcext:value-type="float">
            <text:p>2092.041075999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00" calcext:value-type="float">
            <text:p>600</text:p>
          </table:table-cell>
          <table:table-cell office:value-type="float" office:value="0.0134677856332267" calcext:value-type="float">
            <text:p>0.0134677856332267</text:p>
          </table:table-cell>
          <table:table-cell office:value-type="float" office:value="0.267427506784596" calcext:value-type="float">
            <text:p>0.267427506784596</text:p>
          </table:table-cell>
          <table:table-cell office:value-type="float" office:value="-0.26740916507338" calcext:value-type="float">
            <text:p>-0.26740916507338</text:p>
          </table:table-cell>
          <table:table-cell office:value-type="float" office:value="-31559.1184884083" calcext:value-type="float">
            <text:p>-31559.1184884083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168.684" calcext:value-type="float">
            <text:p>2168.684</text:p>
          </table:table-cell>
          <table:table-cell office:value-type="float" office:value="2161.699311" calcext:value-type="float">
            <text:p>2161.6993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20" calcext:value-type="float">
            <text:p>620</text:p>
          </table:table-cell>
          <table:table-cell office:value-type="float" office:value="0.0134677855774811" calcext:value-type="float">
            <text:p>0.0134677855774811</text:p>
          </table:table-cell>
          <table:table-cell office:value-type="float" office:value="0.2674275105639" calcext:value-type="float">
            <text:p>0.2674275105639</text:p>
          </table:table-cell>
          <table:table-cell office:value-type="float" office:value="-0.267409169302782" calcext:value-type="float">
            <text:p>-0.267409169302782</text:p>
          </table:table-cell>
          <table:table-cell office:value-type="float" office:value="-31559.1185312158" calcext:value-type="float">
            <text:p>-31559.118531215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239.7577" calcext:value-type="float">
            <text:p>2239.7577</text:p>
          </table:table-cell>
          <table:table-cell office:value-type="float" office:value="2232.570643" calcext:value-type="float">
            <text:p>2232.57064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40" calcext:value-type="float">
            <text:p>640</text:p>
          </table:table-cell>
          <table:table-cell office:value-type="float" office:value="0.0134677855657269" calcext:value-type="float">
            <text:p>0.0134677855657269</text:p>
          </table:table-cell>
          <table:table-cell office:value-type="float" office:value="0.267427511245116" calcext:value-type="float">
            <text:p>0.267427511245116</text:p>
          </table:table-cell>
          <table:table-cell office:value-type="float" office:value="-0.267409169836711" calcext:value-type="float">
            <text:p>-0.267409169836711</text:p>
          </table:table-cell>
          <table:table-cell office:value-type="float" office:value="-31559.1185408501" calcext:value-type="float">
            <text:p>-31559.118540850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314.6311" calcext:value-type="float">
            <text:p>2314.6311</text:p>
          </table:table-cell>
          <table:table-cell office:value-type="float" office:value="2307.16043" calcext:value-type="float">
            <text:p>2307.1604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60" calcext:value-type="float">
            <text:p>660</text:p>
          </table:table-cell>
          <table:table-cell office:value-type="float" office:value="0.0134677855631925" calcext:value-type="float">
            <text:p>0.0134677855631925</text:p>
          </table:table-cell>
          <table:table-cell office:value-type="float" office:value="0.267427511316289" calcext:value-type="float">
            <text:p>0.267427511316289</text:p>
          </table:table-cell>
          <table:table-cell office:value-type="float" office:value="-0.26740917016647" calcext:value-type="float">
            <text:p>-0.26740917016647</text:p>
          </table:table-cell>
          <table:table-cell office:value-type="float" office:value="-31559.1185407051" calcext:value-type="float">
            <text:p>-31559.1185407051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385.094" calcext:value-type="float">
            <text:p>2385.094</text:p>
          </table:table-cell>
          <table:table-cell office:value-type="float" office:value="2377.445875" calcext:value-type="float">
            <text:p>2377.44587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680" calcext:value-type="float">
            <text:p>680</text:p>
          </table:table-cell>
          <table:table-cell office:value-type="float" office:value="0.0134677855615599" calcext:value-type="float">
            <text:p>0.0134677855615599</text:p>
          </table:table-cell>
          <table:table-cell office:value-type="float" office:value="0.267427511312527" calcext:value-type="float">
            <text:p>0.267427511312527</text:p>
          </table:table-cell>
          <table:table-cell office:value-type="float" office:value="-0.267409169887383" calcext:value-type="float">
            <text:p>-0.267409169887383</text:p>
          </table:table-cell>
          <table:table-cell office:value-type="float" office:value="-31559.1185458718" calcext:value-type="float">
            <text:p>-31559.1185458718</text:p>
          </table:table-cell>
          <table:table-cell office:value-type="float" office:value="-65481.5377284929" calcext:value-type="float">
            <text:p>-65481.5377284929</text:p>
          </table:table-cell>
          <table:table-cell office:value-type="float" office:value="2456.7817" calcext:value-type="float">
            <text:p>2456.7817</text:p>
          </table:table-cell>
          <table:table-cell office:value-type="float" office:value="2448.78988899999" calcext:value-type="float">
            <text:p>2448.789888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828" meta:object-count="0"/>
    <meta:generator>LibreOffice/7.3.4.2$Windows_X86_64 LibreOffice_project/728fec16bd5f605073805c3c9e7c4212a0120dc5</meta:generator>
  </office:meta>
</office:document-meta>
</file>